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A0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24.5">
            <text:p>24,5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43">
            <text:p>43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/>
          <table:table-cell>
            <draw:frame table:end-cell-address="Tabelle1.J29" table:end-x="0.178cm" table:end-y="0.38cm" draw:z-index="0" draw:style-name="gr1" svg:width="16.01cm" svg:height="8.991cm" svg:x="2.233cm" svg:y="0cm">
              <draw:object draw:notify-on-update-of-ranges="Tabelle1.A1:Tabelle1.A1 Tabelle1.A2:Tabelle1.A4 Tabelle1.B1:Tabelle1.B1 Tabelle1.B2:Tabelle1.B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3">03.07.2011</text:date>, <text:time>12:57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nd Brägelmann</meta:initial-creator>
    <meta:creation-date>2011-07-03T12:27:17</meta:creation-date>
    <dc:date>2011-07-03T12:57:13</dc:date>
    <dc:creator>Bernd Brägelmann</dc:creator>
    <meta:editing-duration>PT14M46S</meta:editing-duration>
    <meta:editing-cycles>3</meta:editing-cycles>
    <meta:generator>OpenOffice.org/3.3$Unix OpenOffice.org_project/330m20$Build-9567</meta:generator>
    <meta:document-statistic meta:table-count="3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8.992cm" xlink:href=".." xlink:type="simple" chart:class="chart:scatter" chart:style-name="ch1">
        <chart:legend chart:legend-position="end" svg:x="14.8cm" svg:y="4.198cm" chart:style-name="ch2"/>
        <chart:plot-area chart:style-name="ch3" table:cell-range-address="Tabelle1.A1:Tabelle1.B4" chart:data-source-has-labels="row" svg:x="0.77cm" svg:y="0.851cm" svg:width="13.39cm" svg:height="7.542cm">
          <chartooo:coordinate-region svg:x="1.423cm" svg:y="1.053cm" svg:width="12.446cm" svg:height="6.6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B4" chart:label-cell-address="Tabelle1.B1:Tabelle1.B1" chart:class="chart:scatter">
            <chart:domain table:cell-range-address="Tabelle1.A2:Tabelle1.A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°C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Tabelle1.A2:Tabelle1.A4</svg:desc>
                </draw:g>
              </table:table-cell>
              <table:table-cell office:value-type="float" office:value="24.5">
                <text:p>24.5</text:p>
                <draw:g>
                  <svg:desc>Tabelle1.B2:Tabelle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4">
                <text:p>4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5">
                <text:p>695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